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6bf3" officeooo:paragraph-rsid="00166bf3"/>
    </style:style>
    <style:style style:name="P2" style:family="paragraph" style:parent-style-name="Standard">
      <style:text-properties officeooo:rsid="00166bf3" officeooo:paragraph-rsid="001988bf"/>
    </style:style>
    <style:style style:name="P3" style:family="paragraph" style:parent-style-name="Standard">
      <style:text-properties fo:font-size="20pt" officeooo:rsid="00166bf3" officeooo:paragraph-rsid="00166bf3" style:font-size-asian="20pt" style:font-size-complex="20pt"/>
    </style:style>
    <style:style style:name="P4" style:family="paragraph" style:parent-style-name="Standard">
      <style:text-properties officeooo:rsid="001ac1df" officeooo:paragraph-rsid="001ac1df"/>
    </style:style>
    <style:style style:name="T1" style:family="text">
      <style:text-properties officeooo:rsid="0017bf01"/>
    </style:style>
    <style:style style:name="T2" style:family="text">
      <style:text-properties officeooo:rsid="001988bf"/>
    </style:style>
    <style:style style:name="T3" style:family="text">
      <style:text-properties officeooo:rsid="001ac1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Bendito Serás</text:p>
      <text:p text:style-name="P1"/>
      <text:p text:style-name="P1">Intro: <text:span text:style-name="T2">D C#m B#m C#m <text:s text:c="3"/>D C#m B#m A G</text:span></text:p>
      <text:p text:style-name="P1"/>
      <text:p text:style-name="P1">D <text:s text:c="19"/>C#m <text:s text:c="2"/>B#m <text:s text:c="2"/>C#m D </text:p>
      <text:p text:style-name="P1">Não, este não pode <text:s text:c="2"/>se----r teu <text:s text:c="3"/>fim</text:p>
      <text:p text:style-name="P1"><text:s text:c="23"/>D <text:s text:c="2"/>C#m <text:s text:c="4"/>B#m <text:s/>A <text:s/>G</text:p>
      <text:p text:style-name="P1">Não é o que Deus so------nhou pra ti</text:p>
      <text:p text:style-name="P1"><text:s text:c="10"/>A <text:s text:c="5"/>G</text:p>
      <text:p text:style-name="P1">Não podes aceitar</text:p>
      <text:p text:style-name="P1"/>
      <text:p text:style-name="P1">D <text:s text:c="16"/><text:span text:style-name="T1">C#m</text:span> <text:s/><text:span text:style-name="T1">B#m</text:span> <text:s/><text:span text:style-name="T1">C#m</text:span> <text:s text:c="3"/><text:span text:style-name="T1">D</text:span> <text:s text:c="4"/></text:p>
      <text:p text:style-name="P1">Ver tua família <text:s text:c="4"/>se a---ca-----bar</text:p>
      <text:p text:style-name="P1"/>
      <text:p text:style-name="P1"><text:s/><text:span text:style-name="T1">D</text:span> <text:s text:c="19"/><text:span text:style-name="T2">C#</text:span>m <text:s text:c="2"/><text:span text:style-name="T2">Bm</text:span> <text:s/><text:span text:style-name="T2">A</text:span> <text:s text:c="4"/>G</text:p>
      <text:p text:style-name="P1">Tua esperan----ça <text:s text:c="2"/>se a--pagar</text:p>
      <text:p text:style-name="P1"><text:s text:c="12"/>A</text:p>
      <text:p text:style-name="P1">Tua fé se esmorecer</text:p>
      <text:p text:style-name="P1"/>
      <text:p text:style-name="P1"><text:bookmark-start text:name="__DdeLink__0_790315813"/>D <text:s text:c="18"/>D/<text:span text:style-name="T2">C#</text:span> <text:s text:c="11"/><text:span text:style-name="T2">C</text:span> <text:s text:c="24"/><text:span text:style-name="T2">C/B</text:span> <text:s text:c="14"/><text:span text:style-name="T2">B <text:s text:c="7"/>Gm C A </text:span><text:bookmark-end text:name="__DdeLink__0_790315813"/></text:p>
      <text:p text:style-name="P1"><text:s text:c="2"/>Sei que é difícil crer que sim, se tudo em volta diz que não</text:p>
      <text:p text:style-name="P1"><text:s text:c="13"/>Gm <text:s text:c="20"/>C <text:s text:c="2"/><text:span text:style-name="T2">A</text:span></text:p>
      <text:p text:style-name="P1">E a angústia te faz esquecer</text:p>
      <text:p text:style-name="P2">D <text:s text:c="15"/>D/<text:span text:style-name="T2">C#</text:span> <text:s text:c="14"/><text:span text:style-name="T2">C</text:span> <text:s text:c="24"/><text:span text:style-name="T2">C/B</text:span> <text:s text:c="4"/><text:span text:style-name="T2">B</text:span></text:p>
      <text:p text:style-name="P1"><text:s text:c="2"/>De tudo que Deus prometeu que sobre tua vida estão</text:p>
      <text:p text:style-name="P1"><text:s text:c="21"/>Gm <text:s text:c="13"/>C <text:s text:c="7"/><text:span text:style-name="T2">A# <text:s text:c="2"/>C</text:span> <text:s text:c="10"/></text:p>
      <text:p text:style-name="P1">As mesmas bençãos de Abraão</text:p>
      <text:p text:style-name="P1"/>
      <text:p text:style-name="P1">Refrão:</text:p>
      <text:p text:style-name="P1">F <text:s/>Am <text:s text:c="4"/>A# <text:s text:c="5"/>C</text:p>
      <text:p text:style-name="P1"><text:s/>Bendita será tua casa</text:p>
      <text:p text:style-name="P1">F <text:s/>Am <text:s text:c="6"/>A# <text:s text:c="5"/>C</text:p>
      <text:p text:style-name="P1"><text:s/>Benditos serão teus filhos</text:p>
      <text:p text:style-name="P1"><text:s text:c="2"/>Dm <text:s text:c="8"/>Am <text:s text:c="2"/>A# <text:s text:c="4"/>F.... D</text:p>
      <text:p text:style-name="P1">E Deus engrandecerá teu nome <text:s/></text:p>
      <text:p text:style-name="P4">(volta tudo)</text:p>
      <text:p text:style-name="P1"/>
      <text:p text:style-name="P1"><text:s text:c="5"/>Dm <text:s text:c="8"/>Am <text:s/>A# <text:s text:c="5"/>C</text:p>
      <text:p text:style-name="P1">...e Deus engrandecerá teu nome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09:54:30.114939911</meta:creation-date>
    <dc:date>2016-07-26T10:43:11.452527025</dc:date>
    <meta:editing-duration>PT1M41S</meta:editing-duration>
    <meta:editing-cycles>1</meta:editing-cycles>
    <meta:document-statistic meta:table-count="0" meta:image-count="0" meta:object-count="0" meta:page-count="1" meta:paragraph-count="32" meta:word-count="165" meta:character-count="1093" meta:non-whitespace-character-count="531"/>
    <meta:generator>LibreOffice/5.0.6.3$Linux_x86 LibreOffice_project/00m0$Build-3</meta:generator>
  </office:meta>
</office:document-meta>
</file>